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74000003C844A9FB1B5C7CF4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081cm" svg:stroke-color="#ff9900" draw:marker-start-width="0.321cm" draw:marker-end="Arrow" draw:marker-end-width="0.421cm" draw:fill="none" draw:fill-color="#ff9900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9900" draw:marker-start-width="0.321cm" draw:marker-end-width="0.321cm" draw:fill="none" draw:fill-color="#ff9900" draw:textarea-horizontal-align="justify" draw:textarea-vertical-align="middle" draw:auto-grow-height="false" fo:min-height="0.592cm" fo:min-width="9.32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9900" draw:marker-start-width="0.321cm" draw:marker-end-width="0.321cm" draw:fill="none" draw:fill-color="#ff9900" draw:textarea-horizontal-align="justify" draw:textarea-vertical-align="middle" draw:auto-grow-height="false" fo:min-height="0.7cm" fo:min-width="9.31cm" fo:padding-top="0.165cm" fo:padding-bottom="0.165cm" fo:padding-left="0.29cm" fo:padding-right="0.29cm"/>
    </style:style>
    <style:style style:name="gr5" style:family="graphic" style:parent-style-name="standard" style:list-style-name="L2">
      <style:graphic-properties svg:stroke-width="0.081cm" svg:stroke-color="#ff9900" draw:marker-start-width="0.321cm" draw:marker-end-width="0.321cm" draw:fill="none" draw:fill-color="#ff9900" draw:textarea-horizontal-align="justify" draw:textarea-vertical-align="top" draw:auto-grow-height="false" fo:min-height="3.072cm" fo:min-width="11.839cm" fo:padding-top="0.165cm" fo:padding-bottom="0.165cm" fo:padding-left="0.29cm" fo:padding-right="0.29cm"/>
    </style:style>
    <style:style style:name="gr6" style:family="graphic" style:parent-style-name="standard">
      <style:graphic-properties svg:stroke-color="#ff9900" draw:fill="none" draw:fill-color="#ff9900" draw:textarea-horizontal-align="justify" draw:textarea-vertical-align="middle" draw:auto-grow-height="false" fo:min-height="3.142cm" fo:min-width="0.2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9900"/>
      <style:paragraph-properties fo:text-align="center"/>
    </style:style>
    <style:style style:name="P3" style:family="paragraph">
      <style:paragraph-properties fo:text-align="start"/>
      <style:text-properties fo:color="#ff9900"/>
    </style:style>
    <style:style style:name="P4" style:family="paragraph">
      <loext:graphic-properties draw:fill="none" draw:fill-color="#ff9900"/>
      <style:paragraph-properties fo:text-align="start"/>
      <style:text-properties fo:color="#ff9900" fo:font-size="15pt" style:font-size-asian="15pt" style:font-size-complex="15pt"/>
    </style:style>
    <style:style style:name="P5" style:family="paragraph">
      <style:paragraph-properties fo:margin-left="0cm" fo:margin-right="0.305cm" fo:margin-top="0cm" fo:margin-bottom="0.051cm" fo:text-align="start" fo:text-indent="0cm"/>
      <style:text-properties fo:color="#ff9900" fo:font-weight="normal"/>
    </style:style>
    <style:style style:name="P6" style:family="paragraph">
      <loext:graphic-properties draw:fill="none" draw:fill-color="#ff9900"/>
      <style:paragraph-properties fo:margin-left="0cm" fo:margin-right="0.305cm" fo:margin-top="0cm" fo:margin-bottom="0.051cm" fo:text-align="start" fo:text-indent="0cm"/>
      <style:text-properties fo:color="#ff9900" fo:font-size="15pt" fo:font-weight="normal" style:font-size-asian="15pt" style:font-size-complex="15pt"/>
    </style:style>
    <style:style style:name="P7" style:family="paragraph">
      <style:paragraph-properties fo:margin-left="0cm" fo:margin-right="0.1cm" fo:text-align="start" fo:text-indent="0cm"/>
      <style:text-properties fo:color="#ff9900" fo:font-size="15pt" fo:font-weight="bold" style:font-weight-asian="bold" style:font-weight-complex="bold"/>
    </style:style>
    <style:style style:name="P8" style:family="paragraph">
      <loext:graphic-properties draw:fill="none" draw:fill-color="#ff9900"/>
      <style:paragraph-properties fo:margin-left="0cm" fo:margin-right="0.1cm" fo:text-align="start" fo:text-indent="0cm"/>
      <style:text-properties fo:color="#ff9900" fo:font-size="15pt"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99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24.241cm" svg:y1="10.884cm" svg:x2="24.241cm" svg:y2="10.884cm" svg:d="M24241 10884z" svg:viewBox="0 0 1 1">
          <text:p/>
        </draw:connector>
        <draw:connector draw:style-name="gr2" draw:text-style-name="P2" draw:layer="layout" draw:type="curve" svg:x1="12.717cm" svg:y1="3.859cm" svg:x2="8.619cm" svg:y2="3.563cm" draw:start-shape="id1" draw:start-glue-point="3" svg:d="M12717 3859c-3478 0-1430-296-4098-296" svg:viewBox="0 0 4099 297">
          <text:p/>
        </draw:connector>
        <draw:connector draw:style-name="gr2" draw:text-style-name="P2" draw:layer="layout" draw:type="curve" svg:x1="12.717cm" svg:y1="3.859cm" svg:x2="8.567cm" svg:y2="4.794cm" draw:start-shape="id1" draw:start-glue-point="3" svg:d="M12717 3859c-3517 0-1443 935-4150 935" svg:viewBox="0 0 4151 936">
          <text:p/>
        </draw:connector>
        <draw:custom-shape draw:style-name="gr3" draw:text-style-name="P4" xml:id="id2" draw:id="id2" draw:layer="layout" svg:width="10cm" svg:height="1.02cm" svg:x="12.717cm" svg:y="5.314cm">
          <text:p text:style-name="P3"><text:span text:style-name="T1">Choose a preset to load when dyin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2.717cm" svg:y1="5.824cm" svg:x2="9.981cm" svg:y2="7.885cm" draw:start-shape="id2" draw:start-glue-point="3" svg:d="M12717 5824c-2457 0-1089 2061-2736 2061" svg:viewBox="0 0 2737 2062">
          <text:p/>
        </draw:connector>
        <draw:custom-shape draw:style-name="gr4" draw:text-style-name="P6" xml:id="id1" draw:id="id1" draw:layer="layout" svg:width="10cm" svg:height="1.14cm" svg:x="12.717cm" svg:y="3.289cm">
          <text:p text:style-name="P5"><text:span text:style-name="T1">Load multiple presets by holding shif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9.636cm" svg:y1="11.033cm" svg:x2="5.944cm" svg:y2="6.08cm" draw:start-shape="id3" draw:start-glue-point="3" draw:end-shape="id4" draw:end-glue-point="2" svg:d="M9636 11033c-2462 0-3692-1651-3692-4953" svg:viewBox="0 0 3693 4954">
          <text:p/>
        </draw:connector>
        <draw:custom-shape draw:style-name="gr5" draw:text-style-name="P8" xml:id="id3" draw:id="id3" draw:layer="layout" svg:width="12.573cm" svg:height="3.556cm" svg:x="9.636cm" svg:y="9.255cm">
          <text:list text:style-name="L2">
            <text:list-item>
              <text:p text:style-name="P7">Apply changes</text:p>
            </text:list-item>
            <text:list-item>
              <text:p text:style-name="P7">Reset to last applied configuration</text:p>
            </text:list-item>
            <text:list-item>
              <text:p text:style-name="P7">Export configuration as blueprint string,</text:p>
              <text:p text:style-name="P7">hold shift to create a blueprint</text:p>
            </text:list-item>
            <text:list-item>
              <text:p text:style-name="P7">Import configuration from string or blueprint</text:p>
            </text:list-item>
          </text:list>
          <draw:enhanced-geometry svg:viewBox="0 0 21600 21600" draw:path-stretchpoint-x="10800" draw:path-stretchpoint-y="10800" draw:text-areas="?f3 ?f4 ?f5 ?f6" draw:type="round-rectangle" draw:modifiers="1607.347703842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" draw:id="id4" draw:layer="layout" svg:width="0.889cm" svg:height="3.556cm" svg:x="5.5cm" svg:y="2.524cm">
          <text:p/>
          <draw:enhanced-geometry svg:viewBox="0 0 21600 21600" draw:path-stretchpoint-x="10800" draw:path-stretchpoint-y="10800" draw:text-areas="?f3 ?f4 ?f5 ?f6" draw:type="round-rectangle" draw:modifiers="6795.505617977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674000003C844A9FB1B5C7CF4C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0:32:08.340792627</meta:creation-date>
    <dc:date>2019-05-22T11:13:15.575423779</dc:date>
    <meta:editing-duration>PT8M51S</meta:editing-duration>
    <meta:editing-cycles>2</meta:editing-cycles>
    <meta:generator>LibreOffice/6.0.7.3$Linux_X86_64 LibreOffice_project/00m0$Build-3</meta:generator>
    <meta:document-statistic meta:object-count="9"/>
  </office:meta>
</office:document-meta>
</file>